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4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A. T. Jone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Also available in AJA Microfilm, Reel #202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Page 1]</text:p>
      <text:p text:style-name="P2">A. T. Jones Esqre/</text:p>
      <text:p text:style-name="P2"><text:tab/>Dear Sir/</text:p>
      <text:p text:style-name="P2"><text:tab/><text:tab/>In answer to your queries, I beg to say:/ </text:p>
      <text:p text:style-name="P2">1. <text:s/>The Mikveh is a Rabbinical institution, of very/ ancient date./</text:p>
      <text:p text:style-name="P2">2. <text:s/>It must possess a dimension, enabling a person/ of average size to plunge into it, without leaving/ a particle of the body exposed./</text:p>
      <text:p text:style-name="P2">3. <text:s/>The water must flow <text:span text:style-name="T1">into it</text:span> from the main source. <text:s/>It must not be poured into it./</text:p>
      <text:p text:style-name="P2">4. <text:s/>The object is both sanitary and symbolical./</text:p>
      <text:p text:style-name="P2">5. <text:s/>Married women, after their monthly courses have/ entirely stopped, ought, according to Talmudical/ dictum, to wash in it, and not in an ordinary/ tub./</text:p>
      <text:p text:style-name="P2">6. <text:s/>Persons voluntarily joining the Hebrew faith,/ must make an immersion as described above <text:span text:style-name="T1">allusive</text:span> typical/ to their having washed <text:span text:style-name="T1">away every</text:span> cleansed themselves of erroneous idea, and having become mentally regenerated./</text:p>
      <text:p text:style-name="P2">7. <text:s/>A non-Israelite, as soon as he has recovered from/ the operation of circumcision, must undergo ablu-/-tion, in the same manner as performed <text:span text:style-name="T1">done</text:span> by a non-Israelitish wo-/-man, who, <text:span text:style-name="T1">of course</text:span> naturally, does not go through any/ other process./</text:p>
      <text:p text:style-name="P2"/>
      <text:p text:style-name="P2">[Page 2]</text:p>
      <text:p text:style-name="P2"><text:soft-page-break/>8. <text:s/><text:span text:style-name="T1">A female place the neophite woman into the</text:span>/ <text:span text:style-name="T1">Mikveh.</text:span>/</text:p>
      <text:p text:style-name="P2"/>
      <text:p text:style-name="P2"><text:tab/>The applicant of a woman, <text:span text:style-name="T1">is placed by goes into</text:span> enters the/ Mikveh <text:span text:style-name="T1">by two female</text:span> in the presence of 2 lady friends./</text:p>
      <text:p text:style-name="P2">While there, three Rabbis, <text:span text:style-name="T1">being</text:span> keeping at a respectable distance/ caution the neophytes, <text:span text:style-name="T1">whether a males or a females</text:span><text:span text:style-name="T2">/ against breaking the promised faith, and after the/ ablation, </text:span><text:span text:style-name="T1">they</text:span><text:span text:style-name="T2"> make them pronounce a benedictio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8T14:22:20.78</meta:creation-date>
    <dc:date>2012-02-29T13:52:37.91</dc:date>
    <dc:creator>Penn Libraries</dc:creator>
    <meta:editing-duration>PT00H11M0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6" meta:word-count="406" meta:character-count="2709"/>
  </office:meta>
</office:document-meta>
</file>